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6.54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6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rotation-angle="9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9" table:default-cell-style-name="ce1"/>
        <table:table-column table:style-name="co3" table:number-columns-repeated="99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2" office:value-type="string" calcext:value-type="string">
            <text:p>System.ICloneable</text:p>
          </table:table-cell>
          <table:table-cell table:style-name="ce2" office:value-type="string" calcext:value-type="string">
            <text:p>System.Collections.ICollection</text:p>
          </table:table-cell>
          <table:table-cell table:style-name="ce2" office:value-type="string" calcext:value-type="string">
            <text:p>System.Collections.IDictionary</text:p>
          </table:table-cell>
          <table:table-cell table:style-name="ce2" office:value-type="string" calcext:value-type="string">
            <text:p>System.Collections.IEnumerable</text:p>
          </table:table-cell>
          <table:table-cell table:style-name="ce2" office:value-type="string" calcext:value-type="string">
            <text:p>System.Collections.IList</text:p>
          </table:table-cell>
          <table:table-cell table:style-name="ce2" office:value-type="string" calcext:value-type="string">
            <text:p>System.Collections.Generic.ICollection&lt;T&gt;</text:p>
          </table:table-cell>
          <table:table-cell table:style-name="ce2" office:value-type="string" calcext:value-type="string">
            <text:p>System.Collections.Generic.IEnumerable&lt;T&gt;</text:p>
          </table:table-cell>
          <table:table-cell table:style-name="ce2" office:value-type="string" calcext:value-type="string">
            <text:p>System.Collections.Generic.IList&lt;T&gt;</text:p>
          </table:table-cell>
          <table:table-cell table:style-name="ce2" office:value-type="string" calcext:value-type="string">
            <text:p>System.Collections.Generic.IReadOnlyCollection&lt;T&gt;</text:p>
          </table:table-cell>
          <table:table-cell table:style-name="ce2" office:value-type="string" calcext:value-type="string">
            <text:p>System.Collections.Generic.IReadOnlyList&lt;T&gt;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ystem.Runtime.Serialization.IDeserializationCallback</text:p>
          </table:table-cell>
          <table:table-cell table:style-name="ce2"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ystem.Collections.ArrayLis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Default"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System.Collections.Hashtable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stem.Collections.Generic.List&lt;T&gt;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stem.Collections.ICollection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em.Collections.IDiction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0:14:11.709597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1:13:37.556000000</meta:creation-date>
    <meta:generator>LibreOffice/6.1.6.3$Linux_X86_64 LibreOffice_project/10$Build-3</meta:generator>
    <dc:date>2020-03-11T21:28:19.660085300</dc:date>
    <meta:editing-duration>PT1H13M40S</meta:editing-duration>
    <meta:editing-cycles>6</meta:editing-cycles>
    <meta:document-statistic meta:table-count="1" meta:cell-count="36" meta:object-count="0"/>
  </office:meta>
</office:document-meta>
</file>